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8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08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08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</office:automatic-styles>
  <office:body>
    <office:text>
      <text:p text:style-name="P1"><text:span text:style-name="T1_1">Pete</text:span><text:span text:style-name="T1_2"><text:s/></text:span><text:span text:style-name="T1_3">Larson</text:span></text:p>
      <text:p text:style-name="P2"><text:span text:style-name="T2_1">Personal</text:span><text:span text:style-name="T2_2"><text:s/></text:span><text:span text:style-name="T2_3">Reflection</text:span><text:span text:style-name="T2_4"><text:s/></text:span><text:span text:style-name="T2_5">Paper</text:span></text:p>
      <text:p text:style-name="P3"><text:bookmark-start text:name="h.gjdgxs"/><text:bookmark-end text:name="h.gjdgxs"/><text:span text:style-name="T3_1">See</text:span><text:span text:style-name="T3_2"><text:s/></text:span><text:span text:style-name="T3_3">my</text:span><text:span text:style-name="T3_4"><text:s/></text:span><text:span text:style-name="T3_5">folder</text:span><text:span text:style-name="T3_6"><text:s/></text:span><text:span text:style-name="T3_7">for</text:span><text:span text:style-name="T3_8"><text:s/></text:span><text:span text:style-name="T3_9">paper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8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8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8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8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8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8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8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8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8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